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4746f" officeooo:paragraph-rsid="0024746f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34ec1"/>
    </style:style>
    <style:style style:name="T6" style:family="text">
      <style:text-properties officeooo:rsid="00261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0th</text:span> of <text:span text:style-name="T5">February</text:span><text:span text:style-name="T3"> </text:span>202<text:span text:style-name="T4">6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2">Constitutes the need to amend PA norm 9 about the following:</text:p>
      <text:p text:style-name="P2">1. The ability to make small claims without a motion; clarifying the role of dotted <text:span text:style-name="T6">or </text:span>dashed claimed areas: these are exempt and always need a motion or the <text:span text:style-name="T6">dot or dash</text:span>-indicated recognized entity's permission for another recognized entity to claim it;</text:p>
      <text:p text:style-name="P2">2. Additionally it should be clarified that this norm does not apply to claiming other recognized entity’s land (this would be dubious even with a motion under C2).</text:p>
      <text:p text:style-name="P2">This in order to clarify and codify current practice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1"/>
      <text:p text:style-name="P1"/>
      <text:p text:style-name="P1"/>
      <text:p text:style-name="Standard"><text:span text:style-name="T1">[</text:span><text:span text:style-name="T2">Motion 59-6: To amend PA norm 9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20:42:43.308911694</dc:date>
    <meta:editing-duration>PT6M21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23" meta:character-count="736" meta:non-whitespace-character-count="623"/>
  </office:meta>
</office:document-meta>
</file>